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017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5.001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78b7f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17f62b" style:font-size-asian="11pt" style:font-weight-asian="bold" style:font-name-complex="Arial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b4d8" officeooo:paragraph-rsid="0107b4d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10ed6da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eebf8" officeooo:paragraph-rsid="010eebf8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5" style:family="paragraph" style:parent-style-name="Table_20_Contents">
      <style:text-properties officeooo:paragraph-rsid="00a8d5a6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17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18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10ed6da" style:font-size-asian="9pt" style:font-weight-asian="bold" style:font-size-complex="9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55c8a7"/>
    </style:style>
    <style:style style:name="T4" style:family="text">
      <style:text-properties officeooo:rsid="01147a37"/>
    </style:style>
    <style:style style:name="T5" style:family="text">
      <style:text-properties officeooo:rsid="0109ac78"/>
    </style:style>
    <style:style style:name="T6" style:family="text">
      <style:text-properties style:font-name="arial" fo:font-size="9pt" style:text-underline-style="none" style:font-size-asian="9pt" style:font-name-complex="Arial" style:font-size-complex="9pt"/>
    </style:style>
    <style:style style:name="T7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8" style:family="text">
      <style:text-properties style:font-name="Liberation Serif" fo:font-size="9pt" style:font-size-asian="9pt" style:font-size-complex="9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h text:style-name="P17" text:outline-level="2"><text:span text:style-name="Source_20_Text"><text:span text:style-name="T7">Page </text:span></text:span><text:span text:style-name="Source_20_Text"><text:span text:style-name="T7"><text:page-number text:select-page="current">1</text:page-number></text:span></text:span><text:span text:style-name="Source_20_Text"><text:span text:style-name="T7"> of </text:span></text:span><text:span text:style-name="Source_20_Text"><text:span text:style-name="T7"><text:page-count>1</text:page-count></text:span></text:span></text:h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6">S/No</text:p>
            </table:table-cell>
            <table:table-cell table:style-name="Table1.A2" office:value-type="string">
              <text:p text:style-name="P11">Product Name</text:p>
            </table:table-cell>
            <table:table-cell table:style-name="Table1.A2" office:value-type="string">
              <text:p text:style-name="P10">QTY</text:p>
            </table:table-cell>
            <table:table-cell table:style-name="Table1.D2" office:value-type="string">
              <text:p text:style-name="P12">Untaxed Amount</text:p>
            </table:table-cell>
          </table:table-row>
        </table:table-header-rows>
        <table:table-row table:style-name="Table1.3">
          <table:table-cell table:style-name="Table1.A3" table:number-columns-spanned="4" office:value-type="string">
            <text:p text:style-name="P15"><text:span text:style-name="Source_20_Text"><text:span text:style-name="T8"><text:text-input text:description="&lt;for each=&quot;line in get_move_lines(o)&quot;&gt;">move lines</text:text-input></text:span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<text:text-input text:description="&lt;line['sr_no']&gt;">Sr No</text:text-input></text:p>
          </table:table-cell>
          <table:table-cell table:style-name="Table1.A2" office:value-type="string">
            <text:h text:style-name="P18" text:outline-level="2"><text:text-input text:description="&lt;line['product']&gt;">product</text:text-input></text:h>
          </table:table-cell>
          <table:table-cell table:style-name="Table1.A2" office:value-type="string">
            <text:p text:style-name="P8"><text:text-input text:description="&lt;line['qty']&gt;">Qty</text:text-input></text:p>
          </table:table-cell>
          <table:table-cell table:style-name="Table1.D2" office:value-type="string">
            <text:p text:style-name="P9"><text:text-input text:description="&lt;formatLang(line['amount'],digits=2)&gt;">amount</text:text-input></text:p>
          </table:table-cell>
        </table:table-row>
        <table:table-row table:style-name="Table1.5">
          <table:table-cell table:style-name="Table1.A5" table:number-columns-spanned="4" office:value-type="string">
            <text:p text:style-name="P5"><text:span text:style-name="Source_20_Text"><text:span text:style-name="T8"><text:text-input text:description="&lt;/for&gt;">End For</text:text-input></text:span></text:span></text:p>
          </table:table-cell>
          <table:covered-table-cell/>
          <table:covered-table-cell/>
          <table:covered-table-cell/>
        </table:table-row>
      </table:table>
      <text:p text:style-name="P13">Printed on <text:date style:data-style-name="N79" text:date-value="2017-02-20T18:21:02.233810639">Monday, February 20, 2017</text:date> at <text:time style:data-style-name="N42" text:time-value="2017-02-20T18:21:02.233970942">06:20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78b7f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17f62b" style:font-size-asian="11pt" style:font-weight-asian="bold" style:font-name-complex="Arial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officeooo:rsid="01147a37"/>
    </style:style>
    <style:style style:name="MT5" style:family="text">
      <style:text-properties officeooo:rsid="0109ac78"/>
    </style:style>
    <style:style style:name="MT6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<text:s/>P<text:span text:style-name="MT4">urchase Orders</text:span> <text:span text:style-name="MT5">Summary</text:span></text:p>
        <text:p text:style-name="MP4"><text:span text:style-name="MT6">Date From </text:span><text:span text:style-name="MT6"><text:text-input text:description="&lt;formatLang(o.date_start,date=True)&gt;">Start Date</text:text-input></text:span><text:span text:style-name="MT6"> To </text:span><text:span text:style-name="MT6"><text:text-input text:description="&lt;formatLang(o.date_stop,date=True)&gt;">Date Stop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21:02.161302178</dc:date>
    <meta:editing-duration>PT17H5M45S</meta:editing-duration>
    <meta:editing-cycles>274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62" meta:character-count="236" meta:non-whitespace-character-count="207"/>
  </office:meta>
</office:document-meta>
</file>